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master-page-name="Standard">
      <style:paragraph-properties style:page-number="auto"/>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text:tab/><text:tab/><text:tab/>Design dokument <text:line-break/></text:span><text:span text:style-name="T2"><text:line-break/>Grundidé<text:line-break/></text:span><text:span text:style-name="T3">Man ska bygga och planera en by. Man måste bygga ut saker som agrikultur, fabriker, skolor, militär-baser och </text:span><text:span text:style-name="T4">byggnader för folk att bo i. Kommer där finnas en dag/natt-cykel? Om inte kan det bli konstigt om alla måste gå hem ibland, framförallt om spelaren har mycket precis kontroll.</text:span><text:span text:style-name="T3"> Man spelar som en sorts ledare som bestämmer vilket jobb folk ska utföra. Militärens teknologi ska sakta utvecklas som man hittar nya resurser och folket blir mer utbildade. <text:line-break/><text:line-break/>För att göra det svårt så ska det finnas andra byar som är mer utvecklade och aggressiva. Man måste beskydda sin by från dem och man måste själv ibland gå på attack och använda sig av </text:span><text:span text:style-name="T4">gerilla attacker. Förstår inte riktigt vad det innebär i praktiken. Konkreta exempel? Nån form av stealth mechanics?</text:span><text:span text:style-name="T3">. För att man inte ska hitta deras by eller fästen direkt så ska det finnas en ”fog of war” så att man måste kartlägga världen.<text:line-break/><text:line-break/>Det ska kosta mat för att ”producera” mer folk</text:span><text:span text:style-name="T4"> snarare att de använder dem hela tiden, och måste vara mätta tänker jag</text:span><text:span text:style-name="T3">. Metaller för att utbilda soldater. Soldater ska även ha stats som hur bra de kan träffa, hur starka dem är, tålighet och spring hastighet. Soldatens träffsäkerhet och styrka ska också bestämma vilka vapen de kan använda, starkhet låter soldaten använda maskingevär och raketgevär och träffsäkerhet ger pickskyttsgevär. </text:span><text:span text:style-name="T4">Olika <text:s/>former av vapen och ammunition är dyrare än andra och kräver mer teknologi. Ska man på nåt sätt producera research-poäng och låsa upp saker i ett tech tree, eller ska det vara mer </text:span><text:span text:style-name="T5">suttle</text:span><text:span text:style-name="T4">, dvs till exempel att bygga byggnader låser upp nästa uppgradering, och den kanske kräver andra, mer sällsynta resurser?</text:span><text:span text:style-name="T3"><text:line-break/><text:line-break/></text:span><text:span text:style-name="T2">Byggnader och karaktärer</text:span></text:p>
      <text:p text:style-name="P1">Soldater ska kunna utbildas till olika klasser som bestämmer deras stats(stats ska också påverkas av rng). <text:line-break/><text:line-break/>Rifleman: alla stats ska vara lagom. <text:line-break/>Heavy: Låg träffsäkerhet, låg hastighet men stark och tålig. <text:line-break/>Recon: Hög träffsäkerhet, hög hastighet men lågt tålighet och styrka.</text:p>
      <text:p text:style-name="P1"/>
      <text:p text:style-name="P1"><text:span text:style-name="T6">Det finns bättre och bättre versioner av samma stil av enhet, och varje version är längre in i tech tree:t, hur nu det ska fungera, se ovan.</text:span><text:line-break/><text:line-break/>Kan lägga till fler senare. <text:line-break/><text:line-break/>Civila klasser ska vara bonde, lärare och fabriksarbetare. (snickare och ingjeör?) <text:s/></text:p>
      <text:p text:style-name="P1"/>
      <text:p text:style-name="P1"><text:span text:style-name="T6">Frågan är hur makro/mikro saker ska vara. Många, inte särskilt individuellt avancerade enheter, makro-management, eller färre enheter med tex erfarenhet och utbildning, som behöver mikrohanteras för att spelet ska gå bra? Vi kan ha en generisk arbetarklass som man bestämmer var den ska arbeta, som då får erfarenhet i det. Då måste spelaren vara noga med exakt vilka arbetare som är var. Eller så finns en typ av arbetare för varje typ av jobb, som du säger, och spelaren behöver inte vara lika noggrann.</text:span><text:line-break/><text:line-break/>Byggnaderna som ska finnas:<text:line-break/><text:line-break/>Fabrik som ska producera vapen och annan krigsutrustning. <text:span text:style-name="T6">Olika fabriker producerar olika </text:span><text:soft-page-break/><text:span text:style-name="T6">resurser och items, och att bygga dem i sig kostar resurser. För att komma uppåt i tech måste man bygga dyrare och mer avancerade fabriker.</text:span><text:line-break/>Gårdar som ska producera mat. Man måste sen sätta upp fält i närheten så att bönderna man satt till den gården kan plocka på fälten och sen lämna in det på gården. <text:line-break/><text:line-break/>Mat fabrik som gör något med resurserna från fälten. <text:line-break/><text:line-break/>Woodshops(?) som man sätter upp nära en skog så att arbetare kan hugga ner trä och sen lämna där. <text:line-break/><text:line-break/>Mineshops(?) som man sätter upp nära mineraler så att arbetare kan hugga ut metaller och lämna in.<text:line-break/><text:line-break/>Skola för att utbilda folket.<text:line-break/><text:line-break/>Militärbas för att utbilda soldater.<text:line-break/><text:line-break/>Watchtowers för soldater att kunna se längre och skjuta längre.<text:line-break/><text:line-break/>Machinegun nests så att man kan sätta upp en linje av försvar.<text:line-break/><text:line-break/>Standard hus för folk att bo i. <text:span text:style-name="T6">Om det passar? Hur intrikata liv har enheterna egentligen? Se ovan.</text:span><text:line-break/></text:p>
      <text:p text:style-name="P2">Sen är frågan vad en vinst är. Ska man ta över hela kartan och kontrollera alla levande enheter? Jag antar att ”motståndarna” har en högre tech level i början men när man bygger ut så springer man om dem så småningom. Man kanske börjar nära lättare motståndare och ju längre man utforskar och tar över, desto större och avancerade blir byarna.<text:line-break/>När man tar över en by, får man alla saker då? Eller går det ut på att förstöra allt och ta hem resurserna? Det skulle göra spelarens perspektiv mindre uppdel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sv" fo:country="SE"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Leonardsson</meta:initial-creator>
    <meta:creation-date>2015-08-21T15:50:18</meta:creation-date>
    <meta:editing-duration>P2171DT9H37M40S</meta:editing-duration>
    <meta:document-statistic meta:table-count="0" meta:image-count="0" meta:object-count="0" meta:page-count="2" meta:paragraph-count="5" meta:word-count="709" meta:character-count="4225"/>
    <dc:date>2015-08-21T17:27:25.62</dc:date>
    <dc:creator>Johannes Larsson</dc:creator>
    <meta:editing-cycles>1</meta:editing-cycles>
    <meta:generator>OpenOffice/4.1.1$Win32 OpenOffice.org_project/411m6$Build-9775</meta:generator>
  </office:meta>
</office:document-meta>
</file>